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cto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last_up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Guines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ahlberg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Lollobrigida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Mostel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wank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Gabl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Costn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Voigh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Fawcet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cill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Paltrow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Marx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Kilm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Streep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cque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ssy</text:p>
          </table:table-cell>
          <table:table-cell office:value-type="string" calcext:value-type="string">
            <text:p>Sobieski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ackm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la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Dukak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olg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Mckell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oldie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Degenere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Jovovich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tallon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Kilm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Goldberg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Barrymor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Day-Lew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Crony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inket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Kilm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Akroy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Tautou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Nee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yne</text:p>
          </table:table-cell>
          <table:table-cell office:value-type="string" calcext:value-type="string">
            <text:p>Nee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Wra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Tand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Winsle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Paltrow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Mcconaughe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lla</text:p>
          </table:table-cell>
          <table:table-cell office:value-type="string" calcext:value-type="string">
            <text:p>Keitel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Pose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Astair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y</text:p>
          </table:table-cell>
          <table:table-cell office:value-type="string" calcext:value-type="string">
            <text:p>Mcconaughe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oucho</text:p>
          </table:table-cell>
          <table:table-cell office:value-type="string" calcext:value-type="string">
            <text:p>Sinatra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oody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it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innie</text:p>
          </table:table-cell>
          <table:table-cell office:value-type="string" calcext:value-type="string">
            <text:p>Zellweg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hapli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Pesci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arlize</text:p>
          </table:table-cell>
          <table:table-cell office:value-type="string" calcext:value-type="string">
            <text:p>Dench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Guines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Akroy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Presle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Wahlberg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Hawk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Mostel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epp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Crony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roucho</text:p>
          </table:table-cell>
          <table:table-cell office:value-type="string" calcext:value-type="string">
            <text:p>Duns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Degenere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Nolt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Der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Zellweg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acall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cdorman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Streep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Jackm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Bergm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Nolt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Dench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Bening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Nolt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Tomei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te</text:p>
          </table:table-cell>
          <table:table-cell office:value-type="string" calcext:value-type="string">
            <text:p>Mcque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Keitel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Jackm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cille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wan</text:p>
          </table:table-cell>
          <table:table-cell office:value-type="string" calcext:value-type="string">
            <text:p>Gooding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hoopi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t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Witherspo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Winsle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ayne</text:p>
          </table:table-cell>
          <table:table-cell office:value-type="string" calcext:value-type="string">
            <text:p>Nolt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Hest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innie</text:p>
          </table:table-cell>
          <table:table-cell office:value-type="string" calcext:value-type="string">
            <text:p>Kilm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eryl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Tand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Mald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Basing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Depp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Oprah</text:p>
          </table:table-cell>
          <table:table-cell office:value-type="string" calcext:value-type="string">
            <text:p>Kilm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Degenere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Bullock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roucho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ening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ackma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Mckell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uines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Silverston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arre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Akroy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olg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Zellweger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ukakis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Birch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Gooding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uvari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eryl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ayne</text:p>
          </table:table-cell>
          <table:table-cell office:value-type="string" calcext:value-type="string">
            <text:p>Silverstone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Walken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itel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Fawcett</text:p>
          </table:table-cell>
          <table:table-cell office:value-type="string" calcext:value-type="string">
            <text:p>2013-05-26 14:47:57.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hora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2013-05-26 14:47:57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804" meta:object-count="0"/>
    <meta:generator>LibreOffice/6.4.4.2$Windows_X86_64 LibreOffice_project/3d775be2011f3886db32dfd395a6a6d1ca2630ff</meta:generator>
  </office:meta>
</office:document-meta>
</file>